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2025-01-23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2024-01-04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2023-01-04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2021-12-30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2021-01-06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2020-01-02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2019-01-0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2018-01-11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2016-12-29 19:58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2016-01-05 15:05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201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201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2013-01-17 14:41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2012-01-18 20:03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2011-01-03 19:54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2010-01-13 19:41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2009-01-06 17:10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2008-01-04 19:42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2007-01-05 19:11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2006-01-17 23:22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2005-01-07 17:29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2004-01-07 02:34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2003-01-03 19:09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2002-01-02 20:47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2001-01-05 23:03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2000-01-04 19:31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1999-01-07 17:42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1998-01-07 16:33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199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199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199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199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199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507097474502</text:p>
          </table:table-cell>
          <table:table-cell office:value-type="string" calcext:value-type="string">
            <text:p>199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